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573pt"/>
    </style:style>
    <style:style style:name="co3" style:family="table-column">
      <style:table-column-properties fo:break-before="auto" style:column-width="1068.35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739.7pt"/>
    </style:style>
    <style:style style:name="co6" style:family="table-column">
      <style:table-column-properties fo:break-before="auto" style:column-width="303.96pt"/>
    </style:style>
    <style:style style:name="co7" style:family="table-column">
      <style:table-column-properties fo:break-before="auto" style:column-width="1077.11pt"/>
    </style:style>
    <style:style style:name="co8" style:family="table-column">
      <style:table-column-properties fo:break-before="auto" style:column-width="150.75pt"/>
    </style:style>
    <style:style style:name="co9" style:family="table-column">
      <style:table-column-properties fo:break-before="auto" style:column-width="677.06pt"/>
    </style:style>
    <style:style style:name="co10" style:family="table-column">
      <style:table-column-properties fo:break-before="auto" style:column-width="764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ta1" style:family="table" style:master-page-name="PageStyle_5f_Sistemas_20_e_20_Portais_20_-_20_SO_20_I">
      <style:table-properties table:display="true" style:writing-mode="lr-tb" tableooo:tab-color="#6d9eeb"/>
    </style:style>
    <style:style style:name="ta2" style:family="table" style:master-page-name="PageStyle_5f_Card_20_Deck_20_1">
      <style:table-properties table:display="true" style:writing-mode="lr-tb" tableooo:tab-color="#ffd966"/>
    </style:style>
    <style:style style:name="ta3" style:family="table" style:master-page-name="PageStyle_5f_Card_20_Deck_20_2">
      <style:table-properties table:display="true" style:writing-mode="lr-tb" tableooo:tab-color="#ffd966"/>
    </style:style>
    <style:style style:name="ta4" style:family="table" style:master-page-name="PageStyle_5f_Materials">
      <style:table-properties table:display="true" style:writing-mode="lr-tb" tableooo:tab-color="#ffd966"/>
    </style:style>
    <style:style style:name="ta5" style:family="table" style:master-page-name="PageStyle_5f_Get_20_the_20_Link_20_Here">
      <style:table-properties table:display="true" style:writing-mode="lr-tb" tableooo:tab-color="#93c47d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00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b7b7b7" fo:background-color="#6fa8d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fo:background-color="#6fa8d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 style:data-style-name="N100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fo:border-bottom="0.74pt solid #000000" fo:background-color="#6fa8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fo:border-bottom="none" fo:background-color="#6fa8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eeee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Libre Franklin&quot;;&quot;Tinos&quot;;&quot;Balsamiq Sans&quot;;&quot;Poppins&quot;)" table:allow-empty-cell="true" table:display-list="unsorted" table:base-cell-address="Materials.B33"/>
      </table:content-validations>
      <table:table table:name="Sistemas e Portais - SO 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pace</text:p>
          </table:table-cell>
          <table:table-cell table:style-name="ce5" office:value-type="string" calcext:value-type="string">
            <text:p>Appearance</text:p>
          </table:table-cell>
          <table:table-cell table:style-name="ce5" office:value-type="string" calcext:value-type="string">
            <text:p>Instruc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6" office:value-type="string" calcext:value-type="string">
            <text:p>https://raw.githubusercontent.com/MajorMonge/Recursos-ProjetoFPGA/main/imagens/portal_inicio.png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3" office:value-type="string" calcext:value-type="string">
            <text:p>1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2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</text:p>
          </table:table-cell>
          <table:table-cell table:style-name="ce7" office:value-type="string" calcext:value-type="string">
            <text:p>https://raw.githubusercontent.com/MajorMonge/Recursos-ProjetoFPGA/main/imagens/quadro_misterios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5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6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>
            <text:p>7</text:p>
          </table:table-cell>
          <table:table-cell table:style-name="ce7" office:value-type="string" calcext:value-type="string">
            <text:p>https://raw.githubusercontent.com/MajorMonge/Recursos-ProjetoFPGA/main/imagens/quadro_pane.png</text:p>
          </table:table-cell>
          <table:table-cell table:style-name="ce9" office:value-type="string" calcext:value-type="string">
            <text:p>&lt;div style="line-height: 120%"&gt;</text:p>
            <text:p>  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</text:p>
            <text:p>&lt;em style="text-align: center;"&gt;&lt;span style="font-size: 15px;"&gt;O laborat&amp;oacute;rio atual de pane! Enquanto ele reinicia, voc&amp;ecirc; pondera sobre todo o trabalho que ir&amp;aacute; atrazar.&lt;/span&gt;&lt;/em&gt;&lt;/p&gt;</text:p>
            <text:p>&lt;/div&gt;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8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9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10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11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12</text:p>
          </table:table-cell>
          <table:table-cell table:style-name="ce7" office:value-type="string" calcext:value-type="string">
            <text:p>https://raw.githubusercontent.com/MajorMonge/Recursos-ProjetoFPGA/main/imagens/quadro_misterios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13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14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15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16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3" office:value-type="string" calcext:value-type="string">
            <text:p>17</text:p>
          </table:table-cell>
          <table:table-cell table:style-name="ce7" office:value-type="string" calcext:value-type="string">
            <text:p>https://raw.githubusercontent.com/MajorMonge/Recursos-ProjetoFPGA/main/imagens/quadro_dado_extra.png</text:p>
          </table:table-cell>
          <table:table-cell table:style-name="ce9" office:value-type="string" calcext:value-type="string">
            <text:p>&lt;div style="line-height: 120%;"&gt;</text:p>
            <text:p>&lt;p style="text-align: center;"&gt;&lt;span style="font-size: 35px;"&gt;&lt;strong&gt;Dado alado!&lt;/strong&gt;&lt;/span&gt;&lt;/p&gt;</text:p>
            <text:p>&lt;p&gt;[[Image:https://raw.githubusercontent.com/MajorMonge/Recursos-ProjetoFPGA/main/imagens/quadro_dado_extra.png]]&lt;/p&gt;</text:p>
            <text:p>&lt;p style="text-align: center;"&gt;&lt;span style="font-size: 30px;"&gt;&lt;strong&gt;Na sua pr&amp;oacute;xima jogada, adicione +2 ao valor do seu dado.&lt;/strong&gt;&lt;/span&gt;&lt;br /&gt;&lt;br /&gt;&lt;em style="text-align: center;"&gt;&lt;span style="font-size: 15px;"&gt;Quem ser&amp;aacute; que teve a brilhante ideia de colocar asas em um dado.&lt;/span&gt;&lt;/em&gt;&lt;/p&gt;</text:p>
            <text:p>&lt;/div&gt;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18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19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20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7" office:value-type="string" calcext:value-type="string">
            <text:p>https://raw.githubusercontent.com/MajorMonge/Recursos-ProjetoFPGA/main/imagens/quadro_misterioso.png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3" office:value-type="string" calcext:value-type="string">
            <text:p>22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23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24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3" office:value-type="string" calcext:value-type="string">
            <text:p>25</text:p>
          </table:table-cell>
          <table:table-cell table:style-name="ce7" office:value-type="string" calcext:value-type="string">
            <text:p>https://raw.githubusercontent.com/MajorMonge/Recursos-ProjetoFPGA/main/imagens/quadro_parceria.png</text:p>
          </table:table-cell>
          <table:table-cell table:style-name="ce13" office:value-type="string" calcext:value-type="string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26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3" office:value-type="string" calcext:value-type="string">
            <text:p>27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28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3" office:value-type="string" calcext:value-type="string">
            <text:p>29</text:p>
          </table:table-cell>
          <table:table-cell table:style-name="ce7" office:value-type="string" calcext:value-type="string">
            <text:p>https://raw.githubusercontent.com/MajorMonge/Recursos-ProjetoFPGA/main/imagens/quadro_misterios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0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3" office:value-type="string" calcext:value-type="string">
            <text:p>31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2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4" office:value-type="string" calcext:value-type="string">
            <text:p>33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3" office:value-type="string" calcext:value-type="string">
            <text:p>34</text:p>
          </table:table-cell>
          <table:table-cell table:style-name="ce7" office:value-type="string" calcext:value-type="string">
            <text:p>https://raw.githubusercontent.com/MajorMonge/Recursos-ProjetoFPGA/main/imagens/quadro_dado_escorregadio.png</text:p>
          </table:table-cell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H&amp;aacute; males que vem para o bem, espero que essa gosma seja &amp;oacute;leo.&lt;/span&gt;&lt;/em&gt;&lt;/p&gt;</text:p>
            <text:p>&lt;/div&gt;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35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6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7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8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39</text:p>
          </table:table-cell>
          <table:table-cell table:style-name="ce7" office:value-type="string" calcext:value-type="string">
            <text:p>https://raw.githubusercontent.com/MajorMonge/Recursos-ProjetoFPGA/main/imagens/quadro_misterios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0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1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2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3</text:p>
          </table:table-cell>
          <table:table-cell table:style-name="ce7" office:value-type="string" calcext:value-type="string">
            <text:p>https://raw.githubusercontent.com/MajorMonge/Recursos-ProjetoFPGA/main/imagens/quadro_3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3" office:value-type="string" calcext:value-type="string">
            <text:p>44</text:p>
          </table:table-cell>
          <table:table-cell table:style-name="ce7" office:value-type="string" calcext:value-type="string">
            <text:p>https://raw.githubusercontent.com/MajorMonge/Recursos-ProjetoFPGA/main/imagens/quadro_2.png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45</text:p>
          </table:table-cell>
          <table:table-cell table:style-name="ce7" office:value-type="string" calcext:value-type="string">
            <text:p>https://raw.githubusercontent.com/MajorMonge/Recursos-ProjetoFPGA/main/imagens/quadro.png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3" office:value-type="string" calcext:value-type="string">
            <text:p>Finish</text:p>
          </table:table-cell>
          <table:table-cell table:style-name="ce7" office:value-type="string" calcext:value-type="string">
            <text:p>https://raw.githubusercontent.com/MajorMonge/Recursos-ProjetoFPGA/main/imagens/fim.png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7" office:value-type="string" calcext:value-type="string">
            <text:p>https://raw.githubusercontent.com/MajorMonge/Recursos-ProjetoFPGA/main/imagens/logo.png</text:p>
          </table:table-cell>
          <table:table-cell table:style-name="ce17"/>
          <table:table-cell table:number-columns-repeated="1021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d Deck 1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18" office:value-type="string" calcext:value-type="string">
            <text:p>Card</text:p>
          </table:table-cell>
          <table:table-cell table:style-name="ce5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Você precisa descrever resumidamente cada uma das atividades que acontecem no computador da nossa empresa imediatamente após o computador ser ligado; você precisa saber quem é o principal responsável por essas atividades; e você deve deduzir onde o responsável por essas atividades fica armazenado. &lt;br/&gt; &lt;br/&gt;&lt;b&gt;A)&lt;/b&gt; Verifica o HD, faz o BUST, descompacta links, carrega o sistema operacional e verifica a USB; Chipset; Placa mãe. &lt;br/&gt; &lt;b&gt;B)&lt;/b&gt; Verifica o setup, faz o POST, descompacta dados, lê dispositivos de armazenamento e carrega o sistema operacional; BIOS; ROM. &lt;br/&gt; &lt;b&gt;C)&lt;/b&gt; Atualiza o setup, faz o DUST, correlaciona links, verifica terminais e carrega o sistema operacional; FPGA; Placa controladora de Boot. &lt;br/&gt; &lt;b&gt;D)&lt;/b&gt; Reseta o sistema, faz o START, correlaciona dados, verifica o sistema operacional e carrega os terminais; Chipset; Controladora do HD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apesar de não ver todo hardware que compõe o sistema, você deve ser capaz de deduzir quais são os quatro principais dispositivos ou recursos (em hardware) que estão à disposição do sistema. &lt;br/&gt; &lt;br/&gt;&lt;b&gt;A)&lt;/b&gt; Gabinete, unidade de CD-ROM, porta USB e filtro de linha; &lt;br/&gt; &lt;b&gt;B)&lt;/b&gt; ROM, memória cachê, braço Robótico e porta USB. &lt;br/&gt; &lt;b&gt;C)&lt;/b&gt; CPU, braço robótico, culer e porta USB. &lt;br/&gt; &lt;b&gt;D)&lt;/b&gt; Processador, RAM, HD, braço robótico. &lt;br/&gt; &lt;b&gt;E)&lt;/b&gt; Nenhuma das alternativas anteriores. &lt;/small&gt;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use o seu ponto de vista como desenvolvedor de Arquiteturas de Computadores para classificar o braço robótico quanto ao tipo de hardware que ele é, de acordo com a função que ele exerce dentro do sistema computacional apresentado pela nossa empresa. &lt;br/&gt; &lt;br/&gt;&lt;b&gt;A)&lt;/b&gt; Dispositivo alternativo. &lt;br/&gt; &lt;b&gt;B)&lt;/b&gt; Dispositivo periférico. &lt;br/&gt; &lt;b&gt;C)&lt;/b&gt; Dispositivo de auxílio. &lt;br/&gt; &lt;b&gt;D)&lt;/b&gt; Dispositivo alternador. &lt;br/&gt; &lt;b&gt;E)&lt;/b&gt; Nenhuma das alternativas anteriores. &lt;/small&gt;</text:p>
          </table:table-cell>
          <table:table-cell table:style-name="ce20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cabamos de dizer que o sistema computacional em questão é composto por um computador, um braço robótico, um sistema operacional e dois programas de usuário. &lt;b&gt;Problema:&lt;/b&gt;&lt;br/&gt; a nossa empresa espera que você seja capaz de reconhecer pelo menos quantos e quais programas estão envolvidos nesse sistema. &lt;br/&gt; &lt;br/&gt;&lt;b&gt;A)&lt;/b&gt; Quatro: linguagem C, compilador, assembler e linkeditor. &lt;br/&gt; &lt;b&gt;B)&lt;/b&gt; Dois: editor de texto e planilha eletrônica. &lt;br/&gt; &lt;b&gt;C)&lt;/b&gt; Três: o sistema operacional e os dois programas de usuário. &lt;br/&gt; &lt;b&gt;D)&lt;/b&gt; Quatro: o sistema operacional, os dois programas de usuário e o Quartus II para controlar o braço robótico. &lt;br/&gt; &lt;b&gt;E)&lt;/b&gt; Nenhuma das alternativas anteriores. &lt;/small&gt;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já sabe que o sistema computacional em questão é composto, dentre outras coisas, por dois programas de usuário. &lt;b&gt;Problema:&lt;/b&gt;&lt;br/&gt; você precisa deduzir o que cada programa de usuário faz nesse sistema computacional. &lt;br/&gt; &lt;br/&gt;&lt;b&gt;A)&lt;/b&gt; Um move o braço para cima e para baixo, e o outro move o braço para os lados. &lt;br/&gt; &lt;b&gt;B)&lt;/b&gt; Um controla o sistema e o outro controla o braço. &lt;br/&gt; &lt;b&gt;C)&lt;/b&gt; Um controla a arquitetura de computador e o outro controla o braço. &lt;br/&gt; &lt;b&gt;D)&lt;/b&gt; Um controla o sistema operacional e o outro controla o braço. &lt;br/&gt; &lt;b&gt;E)&lt;/b&gt; Nenhuma das alternativas anteriores. &lt;/small&gt;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você deve classificar o sistema quanto ao número de programas executados “ao mesmo tempo”. &lt;br/&gt; &lt;br/&gt;&lt;b&gt;A)&lt;/b&gt; Monoprogramado. &lt;br/&gt; &lt;b&gt;B)&lt;/b&gt; Bi-executado. &lt;br/&gt; &lt;b&gt;C)&lt;/b&gt; Multiprogramado. &lt;br/&gt; &lt;b&gt;D)&lt;/b&gt; Bi-executável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Um colega de trabalho da sua equipe perguntou se é possível que programas sejam realmente executados “ao mesmo tempo” por uma arquitetura de computador. &lt;b&gt;Problema:&lt;/b&gt;&lt;br/&gt; tendo sempre o projeto FCTarc em mente, você deve ajudar o seu colega a sanar a sua dúvida. &lt;br/&gt; &lt;br/&gt;&lt;b&gt;A)&lt;/b&gt; Sempre. &lt;br/&gt; &lt;b&gt;B)&lt;/b&gt; Nunca. &lt;br/&gt; &lt;b&gt;C)&lt;/b&gt; Só quando há cache. &lt;br/&gt; &lt;b&gt;D)&lt;/b&gt; Só quando há seleção involuntária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Considere que o sistema computacional apresentado pela nossa empresa possui um só processador dotado de um só núcleo sem pipeline. &lt;b&gt;Problema:&lt;/b&gt;&lt;br/&gt; explique como é possível executar três programas diferentes (o sistema operacional e os dois programas de usuário) em um só processador dotado de um só núcleo sem pipeline, porém dando ao usuário a impressão de que todos eles são executados ao mesmo tempo. &lt;br/&gt; &lt;br/&gt;&lt;b&gt;A)&lt;/b&gt; Escalonamento. &lt;br/&gt; &lt;b&gt;B)&lt;/b&gt; Confinamento. &lt;br/&gt; &lt;b&gt;C)&lt;/b&gt; Sobreposição. &lt;br/&gt; &lt;b&gt;D)&lt;/b&gt; Cooperação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nteriormente foi dito que o sistema computacional em questão é composto, dentre outras coisas por um sistema operacional e dois programas de usuário. &lt;b&gt;Problema:&lt;/b&gt;&lt;br/&gt; tendo os conceitos de Arquitetura de Computadores em mente, você precisa estabelecer uma relação entre o disco rígido e, o sistema operacional e os dois programas de usuário. &lt;br/&gt; &lt;br/&gt;&lt;b&gt;A)&lt;/b&gt; O disco rígido permite a alternância entre o sistema operacional e os dois programas de usuário. &lt;br/&gt; &lt;b&gt;B)&lt;/b&gt; O disco rígido permite a interação do sistema operacional com os dois programas de usuário. &lt;br/&gt; &lt;b&gt;C)&lt;/b&gt; O disco rígido permite a reorganização do sistema operacional e dos dois programas de usuário. &lt;br/&gt; &lt;b&gt;D)&lt;/b&gt; O disco rígido armazena o sistema operacional e os dois programas de usuário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tendo os conceitos de Arquitetura de Computadores em mente, você precisa explicar para os membros da sua equipe qual é a importância do sistema operacional e dos dois programas de usuário serem armazenados no disco rígido ou em outra memória secundária qualquer. &lt;br/&gt; &lt;br/&gt;&lt;b&gt;A)&lt;/b&gt; O disco rígido armazena o sistema operacional e os dois programas de usuário permanentemente. &lt;br/&gt; &lt;b&gt;B)&lt;/b&gt; O disco rígido armazena o sistema operacional e os dois programas de usuário somente para a compilação dos mesmos. &lt;br/&gt; &lt;b&gt;C)&lt;/b&gt; O disco rígido armazena o sistema operacional e os dois programas de usuário somente para interação entre eles. &lt;br/&gt; &lt;b&gt;D)&lt;/b&gt; O disco rígido armazena o sistema operacional e os dois programas de usuário somente enquanto o computador está ligado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Já foi dito que o sistema computacional em questão é composto, dentre outras coisas por um sistema operacional e dois programas de usuário. &lt;b&gt;Problema:&lt;/b&gt;&lt;br/&gt; tendo sempre o projeto FCTarc em mente, você precisa estabelecer uma relação entre a memória RAM e, o sistema operacional e os dois programas de usuário. &lt;br/&gt; &lt;br/&gt;&lt;b&gt;A)&lt;/b&gt; A RAM armazena o sistema operacional e os dois programas de usuário permanentemente. &lt;br/&gt; &lt;b&gt;B)&lt;/b&gt; A RAM armazena o sistema operacional e os dois programas de usuário para a compilação de todos eles juntos. &lt;br/&gt; &lt;b&gt;C)&lt;/b&gt; A RAM armazena o sistema operacional e os dois programas de usuário para convolução entre eles. &lt;br/&gt; &lt;b&gt;D)&lt;/b&gt; A RAM armazena o sistema operacional e os dois programas de usuário enquanto o computador está ligado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tendo sempre o projeto FCTarc em mente, você precisa explicar para os membros da sua equipe qual é a importância do sistema operacional e dos dois programas de usuário serem armazenados na RAM. &lt;br/&gt; &lt;br/&gt;&lt;b&gt;A)&lt;/b&gt; A RAM é a memória a partir da qual o sistema operacional e os dois programas de usuário são compilados todos juntos. &lt;br/&gt; &lt;b&gt;B)&lt;/b&gt; A RAM é a memória a partir da qual o sistema operacional e os dois programas de usuário são buscados. &lt;br/&gt; &lt;b&gt;C)&lt;/b&gt; A RAM é a memória que armazena o sistema operacional e os dois programas de usuário permanentemente. &lt;br/&gt; &lt;b&gt;D)&lt;/b&gt; A RAM é a memória a partir da qual o sistema operacional e os dois programas de usuário são convolucionados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Durante a operação do sistema computacional apresentado pela nossa empresa, o sistema operacional e dois programas de usuário desse sistema são armazenados na RAM. &lt;b&gt;Problema:&lt;/b&gt;&lt;br/&gt; proponha uma maneira de organizar o armazenamento do sistema operacional e dos dois programas de usuário na RAM. &lt;br/&gt; &lt;br/&gt;&lt;b&gt;A)&lt;/b&gt; Encaixamento &lt;br/&gt; &lt;b&gt;B)&lt;/b&gt; Particionamento &lt;br/&gt; &lt;b&gt;C)&lt;/b&gt; Acondicionamento &lt;br/&gt; &lt;b&gt;D)&lt;/b&gt; Adicionamento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 sua equipe concluiu que a memória RAM deve ser particionada (repartida) entre o sistema operacional e os dois programas de usuário. &lt;b&gt;Problema:&lt;/b&gt;&lt;br/&gt; você precisa reconhecer se há algum problema relacionado a tamanho e, em seguida, você precisa propor uma maneira de particionar a RAM entre o sistema operacional e os dois programas de usuário levando esse problema em consideração. &lt;br/&gt; &lt;br/&gt;&lt;b&gt;A)&lt;/b&gt; Programas possuem tamanhos diferentes; particionamento em tamanhos diferentes. &lt;br/&gt; &lt;b&gt;B)&lt;/b&gt; Códigos executáveis possuem tamanhos iguais; particionamento em tamanhos iguais. &lt;br/&gt; &lt;b&gt;C)&lt;/b&gt; A memória não pode ser fisicamente particionada; particionamento existencial. &lt;br/&gt; &lt;b&gt;D)&lt;/b&gt; A memória não pode ser fisicamente particionada; particionamento unilateral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já sabe que a memória RAM deve ser particionada (repartida) entre o sistema operacional e os dois programas de usuário. &lt;b&gt;Problema:&lt;/b&gt;&lt;br/&gt; a nossa empresa precisa saber em que momento (quando) e como a memória RAM deve ser particionada (repartida) entre o sistema operacional e os dois programas de usuário. &lt;br/&gt; &lt;br/&gt;&lt;b&gt;A)&lt;/b&gt; Particionamento lógico fixo (durante as atividades do SO) ou variável (no início das atividades do SO) de tamanhos diferentes. &lt;br/&gt; &lt;b&gt;B)&lt;/b&gt; Particionamento lógico fixo (durante as atividades do SO) de tamanhos diferentes. &lt;br/&gt; &lt;b&gt;C)&lt;/b&gt; Particionamento lógico fixo (no início das atividades do SO) ou variável (durante as atividades do SO) de tamanhos diferentes. &lt;br/&gt; &lt;b&gt;D)&lt;/b&gt; Particionamento lógico variável (no início das atividades do SO) de tamanhos diferentes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 nossa equipe de trabalho concluiu que divisão de memória para armazenamento de informações parece ser uma prática comum e necessária. &lt;b&gt;Problema:&lt;/b&gt;&lt;br/&gt; proponha que, além da RAM, o mesmo sistema operacional usado pela nossa empresa divida e controle a divisão de outro tipo de memória para armazenamento de informações. &lt;br/&gt; &lt;br/&gt;&lt;b&gt;A)&lt;/b&gt; Divisão do HD em blocos. &lt;br/&gt; &lt;b&gt;B)&lt;/b&gt; Divisão dos registradores em mapas de bits. &lt;br/&gt; &lt;b&gt;C)&lt;/b&gt; Divisão da memória cache em conjuntos associativos. &lt;br/&gt; &lt;b&gt;D)&lt;/b&gt; Divisão da ROM em instâncias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Um dos membros da nossa equipe não sabe o que é um processo. &lt;b&gt;Problema:&lt;/b&gt;&lt;br/&gt; você deve usar um exemplo do seu cotidiano para exemplificar o que é processo. &lt;br/&gt; &lt;br/&gt;&lt;b&gt;A)&lt;/b&gt; Movimentos ondulatórios do mar. &lt;br/&gt; &lt;b&gt;B)&lt;/b&gt; Processo de produção em uma empresa: conjunto de etapas e elementos envolvidos para a geração de um produto. &lt;br/&gt; &lt;b&gt;C)&lt;/b&gt; Força centrípeta. &lt;br/&gt; &lt;b&gt;D)&lt;/b&gt; Força centrífuga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usou um exemplo do seu cotidiano para exemplificar o que é processo para um dos seus colegas de trabalho. &lt;b&gt;Problema:&lt;/b&gt;&lt;br/&gt; o mesmo colega precisa saber a relação que existe entre o sistema operacional e os dois programas de usuário, e processo. &lt;br/&gt; &lt;br/&gt;&lt;b&gt;A)&lt;/b&gt; Processo de fragmentação do sistema operacional e dos dois programas de usuário: atividades e elementos necessários para a fragmentação desses programas. &lt;br/&gt; &lt;b&gt;B)&lt;/b&gt; Processo de reconstrução do sistema operacional e dos dois programas de usuário: atividades e elementos necessários para a reconstrução desses programas. &lt;br/&gt; &lt;b&gt;C)&lt;/b&gt; Processo de execução do sistema operacional e dos dois programas de usuário: atividades e elementos necessários para a execução desses programas. &lt;br/&gt; &lt;b&gt;D)&lt;/b&gt; Processo de análise do sistema operacional e dos dois programas de usuário: atividades e elementos necessários para a análise desses programas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Um dos membros da nossa equipe não sabe o que é escalonamento. &lt;b&gt;Problema:&lt;/b&gt;&lt;br/&gt; você deve usar um exemplo do seu cotidiano para exemplificar o que é escalonamento. &lt;br/&gt; &lt;br/&gt;&lt;b&gt;A)&lt;/b&gt; Andar em montanha russa. &lt;br/&gt; &lt;b&gt;B)&lt;/b&gt; Confinamento de gado. &lt;br/&gt; &lt;b&gt;C)&lt;/b&gt; Dormir de barriga para cima. &lt;br/&gt; &lt;b&gt;D)&lt;/b&gt; Turnos de trabalho em uma empresa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usou um exemplo do seu cotidiano para exemplificar o que é escalonamento para um dos seus colegas de trabalho. &lt;b&gt;Problema:&lt;/b&gt;&lt;br/&gt; o mesmo colega precisa saber a relação que existe entre o sistema operacional e os dois programas de usuário, e escalonamento. &lt;br/&gt; &lt;br/&gt;&lt;b&gt;A)&lt;/b&gt; Antecipação dos dois programas de usuário para uso no sistema operacional. &lt;br/&gt; &lt;b&gt;B)&lt;/b&gt; O sistema operacional e os dois programas de usuário são escalonados para usar o processador. &lt;br/&gt; &lt;b&gt;C)&lt;/b&gt; O sistema operacional e os dois programas de usuário são submetidos a uma multiplicação escalar. &lt;br/&gt; &lt;b&gt;D)&lt;/b&gt; Os dois programas de usuário são alocados para execução dentro do sistema operacional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pôde observar o comportamento do braço robótico enquanto o sistema estava em operação. &lt;b&gt;Problema:&lt;/b&gt;&lt;br/&gt; com base, exclusivamente, no comportamento do braço robótico, caracterize o algoritmo de escalonamento em relação aos dois programas de usuário. &lt;br/&gt; &lt;br/&gt;&lt;b&gt;A)&lt;/b&gt; Justo. &lt;br/&gt; &lt;b&gt;B)&lt;/b&gt; Injusto. &lt;br/&gt; &lt;b&gt;C)&lt;/b&gt; Passivo. &lt;br/&gt; &lt;b&gt;D)&lt;/b&gt; Atípic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pôde observar o comportamento do braço robótico enquanto o sistema estava em operação. &lt;b&gt;Problema:&lt;/b&gt;&lt;br/&gt; considerando o comportamento do braço robótico, caracterize o algoritmo de escalonamento em relação aos dois programas de usuário e ao tempo que cada um deles tem para realizar os seus trabalhos. &lt;br/&gt; &lt;br/&gt;&lt;b&gt;A)&lt;/b&gt; Inercial. &lt;br/&gt; &lt;b&gt;B)&lt;/b&gt; Sofisticado. &lt;br/&gt; &lt;b&gt;C)&lt;/b&gt; Igualitário. &lt;br/&gt; &lt;b&gt;D)&lt;/b&gt; Gradual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Um membro da nossa equipe questionou sobre como deveria ser o comportamento do algoritmo de escalonamento, caso um dos programas de usuário tivesse que ser executado por mais tempo que o outro por ser mais importante. &lt;b&gt;Problema:&lt;/b&gt;&lt;br/&gt; todos os membros da equipe estão sentados olhando para a sua cara, enquanto aguardam que você responda algo sobre esse questionamento (pois é... sobrou para você). &lt;br/&gt; &lt;br/&gt;&lt;b&gt;A)&lt;/b&gt; Estabilizado. &lt;br/&gt; &lt;b&gt;B)&lt;/b&gt; Momentâneo &lt;br/&gt; &lt;b&gt;C)&lt;/b&gt; Prioritário. &lt;br/&gt; &lt;b&gt;D)&lt;/b&gt; Aprazível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Tendo sempre o projeto FCTarc em mente, você deve lembrar que todos os registradores da FCTarc detêm algum tipo de informação, enquanto a FCTarc executa um programa qualquer. &lt;b&gt;Problema:&lt;/b&gt;&lt;br/&gt; precisamos saber como se chama esse conjunto de informações que a FCTarc tem armazenado em seus registradores a cada instante. &lt;br/&gt; &lt;br/&gt;&lt;b&gt;A)&lt;/b&gt; Dados de análise. &lt;br/&gt; &lt;b&gt;B)&lt;/b&gt; Contexto. &lt;br/&gt; &lt;b&gt;C)&lt;/b&gt; Vertente. &lt;br/&gt; &lt;b&gt;D)&lt;/b&gt; Conjunto registrad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 sua equipe chegou à conclusão de que ocorre escalonamento entre os dois processos de usuário responsáveis pelos dois tipos de movimentos distintos efetuados pelo braço robótico. &lt;b&gt;Problema:&lt;/b&gt;&lt;br/&gt; você precisa explicar como cada processo consegue voltar a ser executado exatamente a partir do ponto em que ele foi interrompido quando o seu quantum expirou. &lt;br/&gt; &lt;br/&gt;&lt;b&gt;A)&lt;/b&gt; Aprimoramento de contexto. &lt;br/&gt; &lt;b&gt;B)&lt;/b&gt; Detecção e correção de contexto. &lt;br/&gt; &lt;b&gt;C)&lt;/b&gt; Análise e reconstrução de contexto. &lt;br/&gt; &lt;b&gt;D)&lt;/b&gt; Salvamento e recuperação de context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 nossa equipe já sabe que o contexto de um processo precisa ser salvo e recuperado durante o ciclo de vida de um processo. &lt;b&gt;Problema:&lt;/b&gt;&lt;br/&gt; precisamos deduzir onde e em que estrutura de dados o armazenamento do contexto dos processos é feito. &lt;br/&gt; &lt;br/&gt;&lt;b&gt;A)&lt;/b&gt; RAM; tabela de processos. &lt;br/&gt; &lt;b&gt;B)&lt;/b&gt; HD; mapa de bits. &lt;br/&gt; &lt;b&gt;C)&lt;/b&gt; ROM; arvore rubro-negra. &lt;br/&gt; &lt;b&gt;D)&lt;/b&gt; Memória cache; lista ligada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Considere o braço robótico como um recurso compartilhado entre processos de usuários. &lt;b&gt;Problema:&lt;/b&gt;&lt;br/&gt; proponha uma forma de controlar esse compartilhamento. &lt;br/&gt; &lt;br/&gt;&lt;b&gt;A)&lt;/b&gt; Uso do mecanismo de sincronização: mutex. &lt;br/&gt; &lt;b&gt;B)&lt;/b&gt; Uso de fatorial incompleto. &lt;br/&gt; &lt;b&gt;C)&lt;/b&gt; Uso de negação antecipada de vertente. &lt;br/&gt; &lt;b&gt;D)&lt;/b&gt; Uso de correlação quadrimodal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Mais uma vez, considere o braço robótico como um recurso compartilhado entre processos de usuários. &lt;b&gt;Problema:&lt;/b&gt;&lt;br/&gt; tente reconhecer se há algum problema em deixar processos de usuários responsáveis pelo controle do compartilhamento do braço robótico. &lt;br/&gt; &lt;br/&gt;&lt;b&gt;A)&lt;/b&gt; Incapacidade de ajustamento de motores. &lt;br/&gt; &lt;b&gt;B)&lt;/b&gt; Falta de adequação. &lt;br/&gt; &lt;b&gt;C)&lt;/b&gt; Monopólio. &lt;br/&gt; &lt;b&gt;D)&lt;/b&gt; Falta de calibração do braço robótic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já sabe muito bem que, para o sistema apresentado pela nossa empresa, o braço robótico é um recurso compartilhado entre processos de usuários. &lt;b&gt;Problema:&lt;/b&gt;&lt;br/&gt; proponha uma forma de controlar esse compartilhamento, sem que os processos de usuários sejam responsáveis por ele. Em outras palavras, explique como seria esse controle. &lt;br/&gt; &lt;br/&gt;&lt;b&gt;A)&lt;/b&gt; Por ajustamento. &lt;br/&gt; &lt;b&gt;B)&lt;/b&gt; Por chamada de sistema. &lt;br/&gt; &lt;b&gt;C)&lt;/b&gt; Por controle unilateral. &lt;br/&gt; &lt;b&gt;D)&lt;/b&gt; Por acolhimento de process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Observe mais uma vez o comportamento do braço robótico enquanto o sistema está em operação. &lt;b&gt;Problema:&lt;/b&gt;&lt;br/&gt; deduza em que momentos (quando) ocorrem chamadas de sistema, enquanto o sistema apresentado pela nossa empresa está em operação. &lt;br/&gt; &lt;br/&gt;&lt;b&gt;A)&lt;/b&gt; Para envios de comandos ao robô e finalização dos processos. &lt;br/&gt; &lt;b&gt;B)&lt;/b&gt; No começo e no fim das atividades do sistema operacional. &lt;br/&gt; &lt;b&gt;C)&lt;/b&gt; A cada dez minutos (tempo de execução de cada programa). &lt;br/&gt; &lt;b&gt;D)&lt;/b&gt; Sempre que o sistema computacional é inicializad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Por questões de segurança, em qualquer sistema computacional, os dispositivos periféricos são acessados pelos processos de usuários exclusivamente via chamadas de sistema. Você é um usuário programador e está acostumado a escrever programas que acessam dispositivos periféricos, por exemplo, para escrever uma mensagem na tela do computador ou para receber uma informação via teclado. &lt;b&gt;Problema:&lt;/b&gt;&lt;br/&gt; você precisa entender de que forma você indica no código fonte do seu programa, que você precisa fazer uma chamada de sistema para usar um dispositivo periférico qualquer. &lt;br/&gt; &lt;br/&gt;&lt;b&gt;A)&lt;/b&gt; Chamada direta. &lt;br/&gt; &lt;b&gt;B)&lt;/b&gt; Alocação de procedimento. &lt;br/&gt; &lt;b&gt;C)&lt;/b&gt; Chamada a procedimento. &lt;br/&gt; &lt;b&gt;D)&lt;/b&gt; Alocação direta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O sistema de computação apresentado pela nossa empresa é dotado do sistema operacional Windows. &lt;b&gt;Problema:&lt;/b&gt;&lt;br/&gt; nossa empresa precisa saber se qualquer sistema operacional já é comercializado pronto para trabalhar com esse tipo específico de braço robótico ou se é necessário instalar algo no sistema. &lt;br/&gt; &lt;br/&gt;&lt;b&gt;A)&lt;/b&gt; Sim; o sistema reconhece o braço automaticamente. &lt;br/&gt; &lt;b&gt;B)&lt;/b&gt; Não; driver. &lt;br/&gt; &lt;b&gt;C)&lt;/b&gt; Sim; basta executar o Windows no modo de seguraça. &lt;br/&gt; &lt;b&gt;D)&lt;/b&gt; Não; programa adaptador robótic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foi escolhido para ser o supervisor da nossa equipe trabalho. &lt;b&gt;Problema:&lt;/b&gt;&lt;br/&gt; você precisa explicar o que é um driver de forma resumida e clara para os membros da sua equipe. Sugestão: você pode usar um exemplo do seu cotidiano. &lt;br/&gt; &lt;br/&gt;&lt;b&gt;A)&lt;/b&gt; Tradutor &lt;br/&gt; &lt;b&gt;B)&lt;/b&gt; Construtor &lt;br/&gt; &lt;b&gt;C)&lt;/b&gt; Linkeditor &lt;br/&gt; &lt;b&gt;D)&lt;/b&gt; Gerador de pulsos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Um dos membros da nossa equipe não sabe o que é uma interrupção. &lt;b&gt;Problema:&lt;/b&gt;&lt;br/&gt; você deve usar um exemplo do seu cotidiano para exemplificar o que é interrupção. &lt;br/&gt; &lt;br/&gt;&lt;b&gt;A)&lt;/b&gt; Pegadas de sapato. &lt;br/&gt; &lt;b&gt;B)&lt;/b&gt; Rastros de insetos. &lt;br/&gt; &lt;b&gt;C)&lt;/b&gt; Luz visível. &lt;br/&gt; &lt;b&gt;D)&lt;/b&gt; Campainha do telefone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Observe mais uma vez o comportamento do braço robótico enquanto o sistema está em operação. &lt;b&gt;Problema:&lt;/b&gt;&lt;br/&gt; procure deduzir em que momentos (quando) ocorrem interrupções, enquanto o sistema apresentado pela nossa empresa está em operação. &lt;br/&gt; &lt;br/&gt;&lt;b&gt;A)&lt;/b&gt; Para envios de comandos ao robô e finalização dos processos. &lt;br/&gt; &lt;b&gt;B)&lt;/b&gt; No começo e no fim das atividades do sistema operacional. &lt;br/&gt; &lt;b&gt;C)&lt;/b&gt; A cada dez minutos (tempo de execução de cada programa). &lt;br/&gt; &lt;b&gt;D)&lt;/b&gt; Sempre que o sistema computacional é inicializad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Você usou um exemplo do seu cotidiano para exemplificar o que é interrupção para um dos seus colegas de trabalho. &lt;b&gt;Problema:&lt;/b&gt;&lt;br/&gt; o mesmo colega precisa saber como o sistema operacional lida com interrupções durante o seu funcionamento. &lt;br/&gt; &lt;br/&gt;&lt;b&gt;A)&lt;/b&gt; Uso de interrupção pró-ativa. &lt;br/&gt; &lt;b&gt;B)&lt;/b&gt; Aplicação de parcialidade de interrupção. &lt;br/&gt; &lt;b&gt;C)&lt;/b&gt; Rotina de tratamento de interrupção (rotina de serviço). &lt;br/&gt; &lt;b&gt;D)&lt;/b&gt; Aplicação do Método de Índice Sistólic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Após iniciar um tipo de movimento (para cima e para baixo ou para os lados), o braço robótico não é interrompido até que o movimento seja concluído por completo. Em outras palavras, o seu tempo ou o seu movimento não foram divididos, apesar disso ser facilmente realizável. &lt;b&gt;Problema:&lt;/b&gt;&lt;br/&gt; você deve usar uma única palavra para descrever com objetividade esse comportamento. &lt;br/&gt; &lt;br/&gt;&lt;b&gt;A)&lt;/b&gt; Preempção. &lt;br/&gt; &lt;b&gt;B)&lt;/b&gt; Atomicidade. &lt;br/&gt; &lt;b&gt;C)&lt;/b&gt; Conjuntividade. &lt;br/&gt; &lt;b&gt;D)&lt;/b&gt; Convoluçã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Observe mais uma vez o comportamento do braço robótico enquanto o sistema está em operação. &lt;b&gt;Problema:&lt;/b&gt;&lt;br/&gt; nossa empresa espera que você seja capaz de descrever o ciclo de vida completo de qualquer dos dois processos de execução dos programas de usuário. &lt;br/&gt; &lt;br/&gt;&lt;b&gt;A)&lt;/b&gt; Para cima, para baixo, para a direita e para a esquerda. &lt;br/&gt; &lt;b&gt;B)&lt;/b&gt; Rodando, bloqueado, pronto e concluído. &lt;br/&gt; &lt;b&gt;C)&lt;/b&gt; Ausente, intermitente e fechado. &lt;br/&gt; &lt;b&gt;D)&lt;/b&gt; Alocado, transmutado, particionado e escalonad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Reflita sobre todos os problemas que foram apresentados para o sistema computacional mostrado pela nossa empresa. &lt;b&gt;Problema:&lt;/b&gt;&lt;br/&gt; com base nessa reflexão, identifique quantos e quais são os principais componentes de qualquer sistema operacional. &lt;br/&gt; &lt;br/&gt;&lt;b&gt;A)&lt;/b&gt; Três; BIOS, Controlador de DMA e controlador de IRQ. &lt;br/&gt; &lt;b&gt;B)&lt;/b&gt; Três; Inicializador do sistema, Escalonador e Finalizador do sistema. &lt;br/&gt; &lt;b&gt;C)&lt;/b&gt; Quatro; Escalonador de processos e threads; Gerente de memória; Sistema de arquivo; Software de entrada e saída. &lt;br/&gt; &lt;b&gt;D)&lt;/b&gt; Quatro; Processador, RAM, HD, braço robótico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Mais uma vez, reflita sobre todos os problemas que foram apresentados para o sistema computacional mostrado pela nossa empresa. &lt;b&gt;Problema:&lt;/b&gt;&lt;br/&gt; com base nessa reflexão, identifique quais são as duas principais funções de qualquer sistema operacional. &lt;br/&gt; &lt;br/&gt;&lt;b&gt;A)&lt;/b&gt; Máquina virtual ou máquina estendida (base para a programação), e Gerente de Recursos (possibilita o uso adequado de recursos). &lt;br/&gt; &lt;b&gt;B)&lt;/b&gt; Carregador de programas e manipulador de braços robóticos. &lt;br/&gt; &lt;b&gt;C)&lt;/b&gt; Máquina conceitual e gerente de atividades implícitas. &lt;br/&gt; &lt;b&gt;D)&lt;/b&gt; Intermediador para braços robóticos e executor de programas. &lt;br/&gt; &lt;b&gt;E)&lt;/b&gt; Nenhuma das alternativas anteriores. &lt;/small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9" office:value-type="string" calcext:value-type="string">
            <text:p>&lt;small style="font-size: 22px; line-height: 115%;"&gt;&lt;b&gt;Problema:&lt;/b&gt;&lt;br/&gt; nossa empresa espera que você seja capaz de explicar a diferença entre um programa ser executado no modo núcleo e outro ser executado no modo usuário. &lt;br/&gt; &lt;br/&gt;&lt;b&gt;A)&lt;/b&gt; Modo núcleo: execução mista (SO); modo usuário: execução alternada (programas de usuário). &lt;br/&gt; &lt;b&gt;B)&lt;/b&gt; Modo núcleo: execução preliminar (SO); modo usuário: execução posterior (programas de usuário). &lt;br/&gt; &lt;b&gt;C)&lt;/b&gt; Modo núcleo: execução parcial (SO); modo usuário: execução completa (programas de usuário). &lt;br/&gt; &lt;b&gt;D)&lt;/b&gt; Modo núcleo: execução protegida (SO); modo usuário: execução desprotegida (programas de usuário). &lt;br/&gt; &lt;b&gt;E)&lt;/b&gt; Nenhuma das alternativas anteriores.&lt;/small&gt;</text:p>
          </table:table-cell>
          <table:table-cell table:style-name="ce14"/>
          <table:table-cell table:number-columns-repeated="1022"/>
        </table:table-row>
        <table:table-row table:style-name="ro1" table:number-rows-repeated="9">
          <table:table-cell table:style-name="ce19"/>
          <table:table-cell table:style-name="ce14"/>
          <table:table-cell table:number-columns-repeated="102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ard Deck 2" table:style-name="ta3">
        <table:table-column table:style-name="co7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5" office:value-type="string" calcext:value-type="string">
            <text:p>Card</text:p>
          </table:table-cell>
          <table:table-cell table:style-name="ce5" office:value-type="string" calcext:value-type="string">
            <text:p>Answer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&lt;div style="line-height: 125%;"&gt;</text:p>
            <text:p>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&lt;em style="text-align: center;"&gt;&lt;span style="font-size: 15px;"&gt;O laborat&amp;oacute;rio atual de pane! Enquanto ele reinicia, voc&amp;ecirc; pondera sobre todo o trabalho que ir&amp;aacute; atrasar.&lt;/span&gt;&lt;/em&gt;&lt;/p&gt;</text:p>
            <text:p>&lt;/div&gt;</text:p>
          </table:table-cell>
          <table:table-cell table:style-name="ce13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Dado alado!&lt;/strong&gt;&lt;/span&gt;&lt;/p&gt;</text:p>
            <text:p>&lt;p&gt;[[Image:https://raw.githubusercontent.com/MajorMonge/Recursos-ProjetoFPGA/main/imagens/quadro_dado_extra.png]]&lt;/p&gt;</text:p>
            <text:p>&lt;p style="text-align: center;"&gt;&lt;span style="font-size: 30px;"&gt;&lt;strong&gt;Na sua pr&amp;oacute;xima jogada, adicione +2 ao valor do seu dado.&lt;/strong&gt;&lt;/span&gt;&lt;br /&gt;&lt;br /&gt;&lt;em style="text-align: center;"&gt;&lt;span style="font-size: 15px;"&gt;Quem ser&amp;aacute; que teve a brilhante ideia de colocar asas em um dado?&lt;/span&gt;&lt;/em&gt;&lt;/p&gt;</text:p>
            <text:p>&lt;/div&gt;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É por isso que não se deve comer nos laboratórios.&lt;/span&gt;&lt;/em&gt;&lt;/p&gt;</text:p>
            <text:p>&lt;/div&gt;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A prova das balas!&lt;/strong&gt;&lt;/span&gt;&lt;/p&gt;</text:p>
            <text:p>[[Image:https://raw.githubusercontent.com/MajorMonge/Recursos-ProjetoFPGA/main/imagens/a_prova_das_balas.png]]</text:p>
            <text:p>&lt;p style="text-align: center;"&gt;&lt;span style="font-size: 30px;"&gt;&lt;strong&gt;Retire e responda uma carta Pilha de Perguntas. Caso respondida corretamente ganhe 1 Pedaço de B.O.L.O., senão, perca 1 Pedaço de B.O.L.O.&lt;/strong&gt;&lt;/span&gt;&lt;/p&gt;</text:p>
            <text:p>&lt;p style="text-align: center;"&gt;&lt;strong style="font-size: 15px;"&gt;&lt;/strong&gt;&lt;br /&gt;&lt;em style="text-align: center;"&gt;&lt;span style="font-size: 15px;"&gt;Eu tenho uma séria alergia a ser alvejado por objetos perfurantes.&lt;/span&gt;&lt;/em&gt;&lt;/p&gt;</text:p>
            <text:p>&lt;/div&gt;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Admirável dado novo&lt;/strong&gt;&lt;/span&gt;&lt;/p&gt;</text:p>
            <text:p>[[Image:https://raw.githubusercontent.com/MajorMonge/Recursos-ProjetoFPGA/main/imagens/admiravel_dado_novo.png]]</text:p>
            <text:p>&lt;p style="text-align: center;"&gt;&lt;span style="font-size: 30px;"&gt;&lt;strong&gt;Jogue um dado imediatamente e movimente-se a metade do valor do dado para frente ou para trás.&lt;/strong&gt;&lt;/span&gt;&lt;/p&gt;</text:p>
            <text:p>&lt;p style="text-align: center;"&gt;&lt;strong style="font-size: 15px;"&gt;*Arredondade o valor para baixo. Mínimo: 1.&lt;/strong&gt;&lt;br /&gt;&lt;br /&gt;&lt;em style="text-align: center;"&gt;&lt;span style="font-size: 15px;"&gt;Liberdade ou felicidade? Nada distópico por aqui.&lt;/span&gt;&lt;/em&gt;&lt;/p&gt;</text:p>
            <text:p>&lt;/div&gt;</text:p>
          </table:table-cell>
          <table:table-cell table:style-name="ce9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Loop infinito&lt;/strong&gt;&lt;/span&gt;&lt;/p&gt;</text:p>
            <text:p>[[Image:https://raw.githubusercontent.com/MajorMonge/Recursos-ProjetoFPGA/main/imagens/armadilha_infinita.png]]</text:p>
            <text:p>&lt;p style="text-align: center;"&gt;&lt;span style="font-size: 30px;"&gt;&lt;strong&gt;Ao invés de jogar o dado nas suas próximas jogadas você responde uma carta da Pilha de Testes imediatamente. Caso você responda corretamente, você ganha um Pedaço de B.O.L.O. e o Loop é quebrado.&lt;/strong&gt;&lt;/span&gt;&lt;/p&gt;</text:p>
            <text:p>&lt;p style="text-align: center;"&gt;&lt;strong style="font-size: 15px;"&gt;&lt;/strong&gt;&lt;br /&gt;&lt;em style="text-align: center;"&gt;&lt;span style="font-size: 15px;"&gt;while(true){&lt;br /&gt;let resposta = fazerTeste();&lt;br /&gt; if(resposta == true) break;&lt;br /&gt;}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Impulsionamento por portais&lt;/strong&gt;&lt;/span&gt;&lt;/p&gt;</text:p>
            <text:p>[[Image:https://raw.githubusercontent.com/MajorMonge/Recursos-ProjetoFPGA/main/imagens/avanço_impulsionado_por_portais.png]]</text:p>
            <text:p>&lt;p style="text-align: center;"&gt;&lt;span style="font-size: 30px;"&gt;&lt;strong&gt;Escolha andar 3 casas para frente ou recuar um jogador em 3 casas.&lt;/strong&gt;&lt;/span&gt;&lt;/p&gt;</text:p>
            <text:p>&lt;p style="text-align: center;"&gt;&lt;strong style="font-size: 15px;"&gt;*Você pode escolher a sí mesmo para recuar 3 casas.&lt;/strong&gt;&lt;br /&gt;&lt;br /&gt;&lt;em style="text-align: center;"&gt;&lt;span style="font-size: 15px;"&gt;Weeeeeeeeeeeeeee!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Bolo gratuito&lt;/strong&gt;&lt;/span&gt;&lt;/p&gt;</text:p>
            <text:p>[[Image:https://raw.githubusercontent.com/MajorMonge/Recursos-ProjetoFPGA/main/imagens/bolo_gratis.png]]</text:p>
            <text:p>&lt;p style="text-align: center;"&gt;&lt;span style="font-size: 30px;"&gt;&lt;strong&gt;Ganhe um pedaço de B.O.L.O.&lt;/strong&gt;&lt;/span&gt;&lt;/p&gt;</text:p>
            <text:p>&lt;p style="text-align: center;"&gt;&lt;strong style="font-size: 15px;"&gt;&lt;/strong&gt;&lt;br /&gt;&lt;em style="text-align: center;"&gt;&lt;span style="font-size: 15px;"&gt;Aparentemente existe "bolo grátis".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A cereja do bolo&lt;/strong&gt;&lt;/span&gt;&lt;/p&gt;</text:p>
            <text:p>[[Image:https://raw.githubusercontent.com/MajorMonge/Recursos-ProjetoFPGA/main/imagens/cereja_do_bolo.png]]</text:p>
            <text:p>&lt;p style="text-align: center;"&gt;&lt;span style="font-size: 30px;"&gt;&lt;strong&gt;Caso você responda sua próxima carta da Pilha de Testes corretamente, você ganha 2 pedaços de B.O.L.O. ao invés de 1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ista falsa&lt;/strong&gt;&lt;/span&gt;&lt;/p&gt;</text:p>
            <text:p>[[Image:https://raw.githubusercontent.com/MajorMonge/Recursos-ProjetoFPGA/main/imagens/pista_falsa.png]]</text:p>
            <text:p>&lt;p style="text-align: center;"&gt;&lt;span style="font-size: 30px;"&gt;&lt;strong&gt;Jogue um dado imediatamente, você: continua no lugar caso o valor do dado seja 6; recua 2 casas se o valor for 3 ou 4; recua 4 casas se o valor do dado for 1, 2 ou 3.&lt;/strong&gt;&lt;/span&gt;&lt;/p&gt;</text:p>
            <text:p>&lt;p style="text-align: center;"&gt;&lt;strong style="font-size: 15px;"&gt;&lt;/strong&gt;&lt;br /&gt;&lt;em style="text-align: center;"&gt;&lt;span style="font-size: 15px;"&gt;Será que você consegue identificar a pista falsa?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ortal planejado&lt;/strong&gt;&lt;/span&gt;&lt;/p&gt;</text:p>
            <text:p>[[Image:https://raw.githubusercontent.com/MajorMonge/Recursos-ProjetoFPGA/main/imagens/portal_calculado.png]]</text:p>
            <text:p>&lt;p style="text-align: center;"&gt;&lt;span style="font-size: 30px;"&gt;&lt;strong&gt;Caso você responda sua próxima carta da Pilha de Testes corretamente, você pode escolher jogar o dado novamente ao ínvés de receber um Pedaço de B.O.L.O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Responda&lt;/strong&gt;&lt;/span&gt;&lt;/p&gt;</text:p>
            <text:p>[[Image:https://raw.githubusercontent.com/MajorMonge/Recursos-ProjetoFPGA/main/imagens/responda.png]]</text:p>
            <text:p>&lt;p style="text-align: center;"&gt;&lt;span style="font-size: 30px;"&gt;&lt;strong&gt;Pegue uma carta da Pilha de Testes e responda-a corretamente para ganhar um pedaço de B.O.L.O.&lt;/strong&gt;&lt;/span&gt;&lt;/p&gt;</text:p>
            <text:p>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ortal planejado&lt;/strong&gt;&lt;/span&gt;&lt;/p&gt;</text:p>
            <text:p>[[Image:https://raw.githubusercontent.com/MajorMonge/Recursos-ProjetoFPGA/main/imagens/portal_calculado.png]]</text:p>
            <text:p>&lt;p style="text-align: center;"&gt;&lt;span style="font-size: 30px;"&gt;&lt;strong&gt;Caso você responda sua próxima carta da Pilha de Testes corretamente, você pode escolher jogar o dado novamente ao ínvés de receber um Pedaço de B.O.L.O.&lt;/strong&gt;&lt;/span&gt;&lt;/p&gt;</text:p>
            <text:p>&lt;p style="text-align: center;"&gt;&lt;strong style="font-size: 15px;"&gt;*Esta carta também é aplicada sobre respostas provenientes de efeitos outras cartas.&lt;/strong&gt;&lt;br /&gt;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Responda&lt;/strong&gt;&lt;/span&gt;&lt;/p&gt;</text:p>
            <text:p>[[Image:https://raw.githubusercontent.com/MajorMonge/Recursos-ProjetoFPGA/main/imagens/responda.png]]</text:p>
            <text:p>&lt;p style="text-align: center;"&gt;&lt;span style="font-size: 30px;"&gt;&lt;strong&gt;Pegue uma carta da Pilha de Testes e responda-a corretamente para ganhar um pedaço de B.O.L.O.&lt;/strong&gt;&lt;/span&gt;&lt;/p&gt;</text:p>
            <text:p>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Responda&lt;/strong&gt;&lt;/span&gt;&lt;/p&gt;</text:p>
            <text:p>[[Image:https://raw.githubusercontent.com/MajorMonge/Recursos-ProjetoFPGA/main/imagens/responda.png]]</text:p>
            <text:p>&lt;p style="text-align: center;"&gt;&lt;span style="font-size: 30px;"&gt;&lt;strong&gt;Pegue uma carta da Pilha de Testes e responda-a corretamente para ganhar um pedaço de B.O.L.O.&lt;/strong&gt;&lt;/span&gt;&lt;/p&gt;</text:p>
            <text:p>&lt;br /&gt;&lt;em style="text-align: center;"&gt;&lt;span style="font-size: 15px;"&gt;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Dado escorregadio!&lt;/strong&gt;&lt;/span&gt;&lt;/p&gt;</text:p>
            <text:p>[[Image:https://raw.githubusercontent.com/MajorMonge/Recursos-ProjetoFPGA/main/imagens/quadro_dado_escorregadio.png]]</text:p>
            <text:p>&lt;p style="text-align: center;"&gt;&lt;span style="font-size: 30px;"&gt;&lt;strong&gt;Na sua pr&amp;oacute;xima jogada, subtraia 2 valores do seu dado.&lt;/strong&gt;&lt;/span&gt;&lt;/p&gt;</text:p>
            <text:p>&lt;p style="text-align: center;"&gt;&lt;strong style="font-size: 15px;"&gt;*Caso o valor da subtra&amp;ccedil;&amp;atilde;o seja 0 ou menor, ande 1 casa.&lt;/strong&gt;&lt;br /&gt;&lt;br /&gt;&lt;em style="text-align: center;"&gt;&lt;span style="font-size: 15px;"&gt;É por isso que não se deve comer nos laboratórios.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3" office:value-type="string" calcext:value-type="string">
            <text:p>&lt;div style="line-height: 125%;"&gt;</text:p>
            <text:p>&lt;p style="text-align: center;"&gt;&lt;span style="font-size: 35px;"&gt;&lt;strong&gt;Pane no sistema!&lt;/strong&gt;&lt;/span&gt;&lt;/p&gt;</text:p>
            <text:p>&lt;p&gt;[[Image:https://raw.githubusercontent.com/MajorMonge/Recursos-ProjetoFPGA/main/imagens/quadro_pane.png]]&lt;/p&gt;</text:p>
            <text:p>&lt;p style="text-align: center;"&gt;&lt;span style="font-size: 30px;"&gt;&lt;strong&gt;Perca sua pr&amp;oacute;xima rodada&lt;/strong&gt;&lt;/span&gt;&lt;br /&gt;&lt;br /&gt;&lt;em style="text-align: center;"&gt;&lt;span style="font-size: 15px;"&gt;O laborat&amp;oacute;rio atual de pane! Enquanto ele reinicia, voc&amp;ecirc; pondera sobre todo o trabalho que ir&amp;aacute; atrasar.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Impulsionamento por portais&lt;/strong&gt;&lt;/span&gt;&lt;/p&gt;</text:p>
            <text:p>[[Image:https://raw.githubusercontent.com/MajorMonge/Recursos-ProjetoFPGA/main/imagens/avanço_impulsionado_por_portais.png]]</text:p>
            <text:p>&lt;p style="text-align: center;"&gt;&lt;span style="font-size: 30px;"&gt;&lt;strong&gt;Escolha andar 3 casas para frente ou recuar um jogador em 3 casas.&lt;/strong&gt;&lt;/span&gt;&lt;/p&gt;</text:p>
            <text:p>&lt;p style="text-align: center;"&gt;&lt;strong style="font-size: 15px;"&gt;*Você pode escolher a sí mesmo para recuar 3 casas.&lt;/strong&gt;&lt;br /&gt;&lt;br /&gt;&lt;em style="text-align: center;"&gt;&lt;span style="font-size: 15px;"&gt;Weeeeeeeeeeeeeee!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arceria!&lt;/strong&gt;&lt;/span&gt;&lt;/p&gt;</text:p>
            <text:p>[[Image:https://raw.githubusercontent.com/MajorMonge/Recursos-ProjetoFPGA/main/imagens/quadro_parceria.png]]</text:p>
            <text:p>&lt;p style="text-align: center;"&gt;&lt;span style="font-size: 30px;"&gt;&lt;strong&gt;Jogue um dado, voc&amp;ecirc; troca de posi&amp;ccedil;&amp;atilde;o com o jogador correspondente ao valor do dado pela ordem de in&amp;iacute;cio.&lt;/strong&gt;&lt;/span&gt;&lt;/p&gt;</text:p>
            <text:p>&lt;p style="text-align: center;"&gt;&lt;strong style="font-size: 15px;"&gt;*Caso tenha rolado o seu pr&amp;oacute;prio n&amp;uacute;mero ou um n&amp;uacute;mero que n&amp;atilde;o perten&amp;ccedil;a &amp;agrave; nenhum jogador, permane&amp;ccedil;a nesta casa.&lt;/strong&gt;&lt;br /&gt;&lt;br /&gt;&lt;em style="text-align: center;"&gt;&lt;span style="font-size: 15px;"&gt;Amizade &amp;eacute; tudo.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9" office:value-type="string" calcext:value-type="string">
            <text:p>&lt;div style="line-height: 125%;"&gt;</text:p>
            <text:p>&lt;p style="text-align: center;"&gt;&lt;span style="font-size: 35px;"&gt;&lt;strong&gt;Pista falsa&lt;/strong&gt;&lt;/span&gt;&lt;/p&gt;</text:p>
            <text:p>[[Image:https://raw.githubusercontent.com/MajorMonge/Recursos-ProjetoFPGA/main/imagens/pista_falsa.png]]</text:p>
            <text:p>&lt;p style="text-align: center;"&gt;&lt;span style="font-size: 30px;"&gt;&lt;strong&gt;Jogue um dado imediatamente, você: continua no lugar caso o valor do dado seja 6; recua 2 casas se o valor for 3 ou 4; recua 4 casas se o valor do dado for 1, 2 ou 3.&lt;/strong&gt;&lt;/span&gt;&lt;/p&gt;</text:p>
            <text:p>&lt;p style="text-align: center;"&gt;&lt;strong style="font-size: 15px;"&gt;&lt;/strong&gt;&lt;br /&gt;&lt;em style="text-align: center;"&gt;&lt;span style="font-size: 15px;"&gt;Será que você consegue identificar a pista falsa?&lt;/span&gt;&lt;/em&gt;&lt;/p&gt;</text:p>
            <text:p>&lt;/div&gt;</text:p>
          </table:table-cell>
          <table:table-cell table:style-name="ce14"/>
          <table:table-cell table:number-columns-repeated="1022"/>
        </table:table-row>
        <table:table-row table:style-name="ro1" table:number-rows-repeated="29">
          <table:table-cell table:style-name="ce14" table:number-columns-repeated="2"/>
          <table:table-cell table:number-columns-repeated="1022"/>
        </table:table-row>
        <table:table-row table:style-name="ro5" table:number-rows-repeated="1048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terials" table:style-name="ta4">
        <table:table-column table:style-name="co8" table:default-cell-style-name="Default"/>
        <table:table-column table:style-name="co9" table:default-cell-style-name="Default"/>
        <table:table-column table:style-name="co4" table:number-columns-repeated="1022" table:default-cell-style-name="Default"/>
        <table:table-row table:style-name="ro1">
          <table:table-cell table:style-name="ce5" office:value-type="string" calcext:value-type="string">
            <text:p>Piece</text:p>
          </table:table-cell>
          <table:table-cell table:style-name="ce5" office:value-type="string" calcext:value-type="string">
            <text:p>URL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1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1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2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2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3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3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4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4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5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5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6</text:p>
          </table:table-cell>
          <table:table-cell table:style-name="ce24" office:value-type="string" calcext:value-type="string">
            <text:p><text:a xlink:href="https://raw.githubusercontent.com/MajorMonge/Recursos-ProjetoFPGA/main/imagens/jogador_cinza.png" xlink:type="simple">https://raw.githubusercontent.com/MajorMonge/Recursos-ProjetoFPGA/main/imagens/jogador_6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Token 7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>
            <text:p>Token 8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21" office:value-type="string" calcext:value-type="string">
            <text:p>Die 1: Side 1</text:p>
          </table:table-cell>
          <table:table-cell table:style-name="ce25" office:value-type="string" calcext:value-type="string">
            <text:p>https://raw.githubusercontent.com/MajorMonge/Recursos-ProjetoFPGA/main/imagens/dado_l1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e 1: Side 2</text:p>
          </table:table-cell>
          <table:table-cell table:style-name="ce25" office:value-type="string" calcext:value-type="string">
            <text:p>https://raw.githubusercontent.com/MajorMonge/Recursos-ProjetoFPGA/main/imagens/dado_l2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e 1: Side 3</text:p>
          </table:table-cell>
          <table:table-cell table:style-name="ce25" office:value-type="string" calcext:value-type="string">
            <text:p>https://raw.githubusercontent.com/MajorMonge/Recursos-ProjetoFPGA/main/imagens/dado_l3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e 1: Side 4</text:p>
          </table:table-cell>
          <table:table-cell table:style-name="ce25" office:value-type="string" calcext:value-type="string">
            <text:p>https://raw.githubusercontent.com/MajorMonge/Recursos-ProjetoFPGA/main/imagens/dado_l4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e 1: Side 5</text:p>
          </table:table-cell>
          <table:table-cell table:style-name="ce25" office:value-type="string" calcext:value-type="string">
            <text:p>https://raw.githubusercontent.com/MajorMonge/Recursos-ProjetoFPGA/main/imagens/dado_l5.png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Die 1: Side 6</text:p>
          </table:table-cell>
          <table:table-cell table:style-name="ce26" office:value-type="string" calcext:value-type="string">
            <text:p>https://raw.githubusercontent.com/MajorMonge/Recursos-ProjetoFPGA/main/imagens/dado_l6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Die 2: Side 1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1" office:value-type="string" calcext:value-type="string">
            <text:p>Die 2: Side 2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1" office:value-type="string" calcext:value-type="string">
            <text:p>Die 2: Side 3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1" office:value-type="string" calcext:value-type="string">
            <text:p>Die 2: Side 4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1" office:value-type="string" calcext:value-type="string">
            <text:p>Die 2: Side 5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22" office:value-type="string" calcext:value-type="string">
            <text:p>Die 2: Side 6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21" office:value-type="string" calcext:value-type="string">
            <text:p>Die 3: Side 1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1" office:value-type="string" calcext:value-type="string">
            <text:p>Die 3: Side 2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1" office:value-type="string" calcext:value-type="string">
            <text:p>Die 3: Side 3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1" office:value-type="string" calcext:value-type="string">
            <text:p>Die 3: Side 4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1" office:value-type="string" calcext:value-type="string">
            <text:p>Die 3: Side 5</text:p>
          </table:table-cell>
          <table:table-cell table:style-name="ce25"/>
          <table:table-cell table:number-columns-repeated="1022"/>
        </table:table-row>
        <table:table-row table:style-name="ro1">
          <table:table-cell table:style-name="ce22" office:value-type="string" calcext:value-type="string">
            <text:p>Die 3: Side 6</text:p>
          </table:table-cell>
          <table:table-cell table:style-name="ce26"/>
          <table:table-cell table:number-columns-repeated="1022"/>
        </table:table-row>
        <table:table-row table:style-name="ro1">
          <table:table-cell table:style-name="ce21" office:value-type="string" calcext:value-type="string">
            <text:p>Card Deck Color</text:p>
          </table:table-cell>
          <table:table-cell table:style-name="ce25" office:value-type="string" calcext:value-type="string">
            <text:p>#231f20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ard Deck Symbol</text:p>
          </table:table-cell>
          <table:table-cell table:style-name="ce25" office:value-type="string" calcext:value-type="string">
            <text:p><text:a xlink:href="https://raw.githubusercontent.com/MajorMonge/Recursos-ProjetoFPGA/main/imagens/portal_laranja.png" xlink:type="simple">https://raw.githubusercontent.com/MajorMonge/Recursos-ProjetoFPGA/main/imagens/portal_laranja.png</text:a>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ard Deck 2 Color</text:p>
          </table:table-cell>
          <table:table-cell table:style-name="ce25" office:value-type="string" calcext:value-type="string">
            <text:p>#231f20</text:p>
          </table:table-cell>
          <table:table-cell table:number-columns-repeated="1022"/>
        </table:table-row>
        <table:table-row table:style-name="ro1">
          <table:table-cell table:style-name="ce22" office:value-type="string" calcext:value-type="string">
            <text:p>Card Deck 2 Symbol</text:p>
          </table:table-cell>
          <table:table-cell table:style-name="ce26" office:value-type="string" calcext:value-type="string">
            <text:p>https://raw.githubusercontent.com/MajorMonge/Recursos-ProjetoFPGA/main/imagens/portal_azul.png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Link to Instructions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23" office:value-type="string" calcext:value-type="string">
            <text:p>Font</text:p>
          </table:table-cell>
          <table:table-cell table:style-name="ce27" table:content-validation-name="val1" office:value-type="string" calcext:value-type="string">
            <text:p>Poppins</text:p>
          </table:table-cell>
          <table:table-cell table:number-columns-repeated="1022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et the Link Here" table:style-name="ta5">
        <table:table-column table:style-name="co10" table:default-cell-style-name="Default"/>
        <table:table-column table:style-name="co4" table:number-columns-repeated="1023" table:default-cell-style-name="Default"/>
        <table:table-row table:style-name="ro1">
          <table:table-cell table:style-name="ce28" office:value-type="string" calcext:value-type="string">
            <text:p>The link to your Flippity.net Board Game:</text:p>
          </table:table-cell>
          <table:table-cell table:number-columns-repeated="1023"/>
        </table:table-row>
        <table:table-row table:style-name="ro6">
          <table:table-cell table:style-name="ce29" table:formula="of:=IFERROR(__xludf.dummyfunction(&quot;IF(A8=&quot;&quot;&quot;&quot;,HYPERLINK(&quot;&quot;https://www.flippity.net/bg.php?k=&quot;&quot; &amp; getId(),&quot;&quot;https://www.flippity.net/bg.php?k=&quot;&quot; &amp; getId() &amp; SUBSTITUTE(A3,A3,&quot;&quot;&quot;&quot;)),HYPERLINK(&quot;&quot;https://www.flippity.net/bg.php?k=&quot;&quot; &amp; REGEXEXTRACT(A8,&quot;&quot;/d/(.*)/edit&quot;&quot;),&quot;&quot;https://www.flippity.ne&quot;&amp;&quot;t/bg.php?k=&quot;&quot; &amp; REGEXEXTRACT(A8,&quot;&quot;/d/(.*)/edit&quot;&quot;)))&quot;);&quot;https://www.flippity.net/bg.php?k=1SNIg4RjCWFvH9hPnjXxswn9J0_JyDW1y2dSriDEJdPU&quot;)" office:value-type="string" office:string-value="https://www.flippity.net/bg.php?k=1SNIg4RjCWFvH9hPnjXxswn9J0_JyDW1y2dSriDEJdPU" calcext:value-type="string">
            <text:p>https://www.flippity.net/bg.php?k=1SNIg4RjCWFvH9hPnjXxswn9J0_JyDW1y2dSriDEJdPU</text:p>
          </table:table-cell>
          <table:table-cell table:number-columns-repeated="1023"/>
        </table:table-row>
        <table:table-row table:style-name="ro1">
          <table:table-cell table:style-name="ce30" table:formula="of:=NOW()" office:value-type="date" office:date-value="2022-02-20T18:27:14.866651" calcext:value-type="date">
            <text:p>Sunday, February 20, 2022, 6:27:15 PM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Don't forget to publish your spreadsheet first. Changes may take up to 5 minutes to appear in your link.</text:p>
          </table:table-cell>
          <table:table-cell table:number-columns-repeated="1023"/>
        </table:table-row>
        <table:table-row table:style-name="ro1">
          <table:table-cell table:style-name="ce32" office:value-type="string" calcext:value-type="string">
            <text:p>If there is an error in cell A2, select it and press Ctrl + R (⌘ + R on a Mac) or copy the URL (address) of your </text:p>
            <text:p>spreadsheet from the address bar above and paste it into cell A8 below.</text:p>
          </table:table-cell>
          <table:table-cell table:number-columns-repeated="1023"/>
        </table:table-row>
        <table:table-row table:style-name="ro1">
          <table:table-cell table:style-name="ce33" table:formula="of:=HYPERLINK(&quot;http://www.flippity.net/Troubleshooting.asp&quot;;&quot;See Troubleshooting for more help.&quot;)" office:value-type="string" office:string-value="See Troubleshooting for more help." calcext:value-type="string">
            <text:p>See Troubleshooting for more help.</text:p>
          </table:table-cell>
          <table:table-cell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5"/>
          <table:table-cell table:number-columns-repeated="1023"/>
        </table:table-row>
        <table:table-row table:style-name="ro1">
          <table:table-cell table:style-name="ce34"/>
          <table:table-cell table:number-columns-repeated="1023"/>
        </table:table-row>
        <table:table-row table:style-name="ro1">
          <table:table-cell table:style-name="ce36" office:value-type="string" calcext:value-type="string">
            <text:p>Template Version 3</text:p>
          </table:table-cell>
          <table:table-cell table:number-columns-repeated="1023"/>
        </table:table-row>
        <table:table-row table:style-name="ro1" table:number-rows-repeated="40">
          <table:table-cell table:style-name="ce34"/>
          <table:table-cell table:number-columns-repeated="1023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  <number:text>,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stemas_20_e_20_Portais_20_-_20_SO_20_I" style:display-name="PageStyle_Sistemas e Portais - SO 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d_20_Deck_20_1" style:display-name="PageStyle_Card Deck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rd_20_Deck_20_2" style:display-name="PageStyle_Card Deck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the_20_Link_20_Here" style:display-name="PageStyle_Get the Link He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227" meta:object-count="0"/>
    <meta:generator>LibreOfficeDev/6.0.5.2$Linux_X86_64 LibreOffice_project/</meta:generator>
  </office:meta>
</office:document-meta>
</file>